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AllTheHaxx Client</text:p>
      <text:p text:style-name="P1"/>
      <text:p text:style-name="P3">by xush', Henritees &amp; FuroS</text:p>
      <text:p text:style-name="P3"/>
      <text:p text:style-name="P3"/>
      <text:p text:style-name="P4"/>
      <text:p text:style-name="P3">In this you will find information on how to use the stuff we implemented in the client.</text:p>
      <text:p text:style-name="P3"/>
      <text:p text:style-name="P4"/>
      <text:p text:style-name="P4"/>
      <text:p text:style-name="P5">Extended Console :</text:p>
      <text:p text:style-name="P4"/>
      <text:p text:style-name="P4"><text:tab/>As you maybe already mentioned, our Teeworlds Console (the seperate window) is colorful<text:tab/>compared to the standard console. This is due to some better readability.</text:p>
      <text:p text:style-name="P4"/>
      <text:p text:style-name="P4"><text:tab/>What's really special in our console is the ability to write commands in this console.</text:p>
      <text:p text:style-name="P4"><text:tab/>These commands are the same commands as the ones used in the F1-Console <text:tab/><text:tab/><text:tab/>(same functionality).</text:p>
      <text:p text:style-name="P4"/>
      <text:p text:style-name="P4"><text:tab/>Also, special (german) signs like ü, ä, ö, ß etc. should also work in the console (even if they<text:tab/>are displayed wrong in the console).</text:p>
      <text:p text:style-name="P4"/>
      <text:p text:style-name="P4"/>
      <text:p text:style-name="P5">Console Mode : </text:p>
      <text:p text:style-name="P4"/>
      <text:p text:style-name="P4"><text:tab/>You would like to watch a Youtube video, play another game etc., don't want to leave the <text:s/><text:tab/>server or even close Teeworlds but Teeworlds eats too much CPU/RAM?</text:p>
      <text:p text:style-name="P4"/>
      <text:p text:style-name="P4"><text:tab/>Then the Console Mode is the right thing for you!</text:p>
      <text:p text:style-name="P4"/>
      <text:p text:style-name="P4"><text:tab/>When active, the main teeworlds window will be closed and the CPU usage will drop to <text:tab/>(usually) near zero, thus making your other game/video faster again. :D</text:p>
      <text:p text:style-name="P4"/>
      <text:p text:style-name="P4"><text:tab/>While in Consolemode, the networkconnections will stay alife, so you will stay in your <text:tab/><text:tab/>actual server. You can still read ingame messages in your (colorful) console :D or even <text:tab/><text:tab/>answer people (with 'say textmessage').</text:p>
      <text:p text:style-name="P4"/>
      <text:p text:style-name="P4"><text:tab/>Usage:</text:p>
      <text:p text:style-name="P4"><text:tab/><text:tab/>cl_console_mode 1 <text:s text:c="23"/>= activates Consolemode</text:p>
      <text:p text:style-name="P4"><text:tab/><text:tab/>cl_console_mode 0<text:tab/><text:tab/> <text:s text:c="7"/>= deactivate Consolemode</text:p>
      <text:p text:style-name="P4"/>
      <text:p text:style-name="P4"><text:tab/>You can write these commands either in the F1 console or the seperate console window.</text:p>
      <text:p text:style-name="P4"><text:tab/>(You will need to write cl_console_mode 1 in the seperate window to enable normal<text:tab/><text:tab/>Teeworlds again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ranslater : </text:p>
      <text:p text:style-name="P4"/>
      <text:p text:style-name="P4"><text:tab/>With this inbuild tool you can either translate incoming messages from other players or <text:tab/><text:tab/>translate your own outgoing messages (or both).</text:p>
      <text:p text:style-name="P4"/>
      <text:p text:style-name="P4"><text:tab/>Usage :</text:p>
      <text:p text:style-name="P4"/>
      <text:p text:style-name="P4"><text:tab/><text:tab/>Press F7, this will open a green window on the right.</text:p>
      <text:p text:style-name="P4"/>
      <text:p text:style-name="P4"><text:tab/><text:tab/>Check the boxes (wether you want to translate incoming messages, outgoing or both)</text:p>
      <text:p text:style-name="P4"/>
      <text:p text:style-name="P4"><text:tab/><text:tab/>Write the countrycodes (outgoing -&gt; incoming and incoming -&gt; outgoing)</text:p>
      <text:p text:style-name="P4"/>
      <text:p text:style-name="P4"><text:tab/><text:tab/>(e.g. en, de, fr, ru, es.....)</text:p>
      <text:p text:style-name="P4"/>
      <text:p text:style-name="P5">IRC:</text:p>
      <text:p text:style-name="P4"/>
      <text:p text:style-name="P4"><text:tab/>With this tool you can join the AllTheHaxx IRC-Channel from the client.</text:p>
      <text:p text:style-name="P4"/>
      <text:p text:style-name="P4"><text:tab/>Simply press F5, choose your name, press enter and : There you go.</text:p>
      <text:p text:style-name="P4"/>
      <text:p text:style-name="P4"><text:tab/>Double click on a name on the right side to start a private chat.</text:p>
      <text:p text:style-name="P4"/>
      <text:p text:style-name="P4"><text:tab/>If you have any questions about the client etc., this is the right place to ask.</text:p>
      <text:p text:style-name="P4"/>
      <text:p text:style-name="P4"/>
      <text:p text:style-name="P5">Lua-Console:</text:p>
      <text:p text:style-name="P4"/>
      <text:p text:style-name="P4"><text:tab/>In this console you can write lua commands (and even small scripts).</text:p>
      <text:p text:style-name="P4"/>
      <text:p text:style-name="P4"><text:tab/>Simply press F6, and you will find a blue console. Here you can write Luacommands.</text:p>
      <text:p text:style-name="P4"/>
      <text:p text:style-name="P4"><text:tab/>Functions, RegisterEvent etc. work all.</text:p>
      <text:p text:style-name="P4"/>
      <text:p text:style-name="P4"><text:tab/>Note : </text:p>
      <text:p text:style-name="P4"><text:tab/><text:tab/>You can write commands over multiple lines (e.g. loops, functions); you will see<text:tab/><text:tab/><text:tab/>that the console will automatically mesh your code.</text:p>
      <text:p text:style-name="P4"/>
      <text:p text:style-name="P4"><text:tab/><text:tab/>To delete your actual saved line(s) use : reset.</text:p>
      <text:p text:style-name="P4"/>
      <text:p text:style-name="P4"><text:tab/>Please, if you intend to use the console or to write your own scripts, please read (carefully)<text:tab/>through the LuaManual you can find in your folder.</text:p>
      <text:p text:style-name="P4"/>
      <text:p text:style-name="P5">Lua-API:</text:p>
      <text:p text:style-name="P4"/>
      <text:p text:style-name="P4"><text:tab/>Enter the settings, then 'Lua'.</text:p>
      <text:p text:style-name="P4"><text:tab/>Here you can activate scripts or unload them. </text:p>
      <text:p text:style-name="P4"><text:tab/>After loading, you can find (on some scripts) a description of the script.</text:p>
      <text:p text:style-name="P4"/>
      <text:p text:style-name="P4"><text:tab/>Please, if you intend <text:s/>to write your own scripts, please read (carefully)<text:tab/>through the <text:tab/>LuaManual you can find in your folder.</text:p>
      <text:p text:style-name="P4"/>
      <text:p text:style-name="P5"><text:soft-page-break/>Chatbackground:</text:p>
      <text:p text:style-name="P4"/>
      <text:p text:style-name="P4"><text:tab/>If you don't like the black background behind the chat you can disable (or modify) it.</text:p>
      <text:p text:style-name="P4"/>
      <text:p text:style-name="P4"><text:tab/>Settings -&gt; Appearance -&gt; Scroll the the scrollbar right of 'Show notificatioins'.</text:p>
      <text:p text:style-name="P4"/>
      <text:p text:style-name="P4"/>
      <text:p text:style-name="P5">A* Pathfinding:</text:p>
      <text:p text:style-name="P4"/>
      <text:p text:style-name="P4"><text:tab/>This is some funny gimmick. With this enabled, the client will try to find the shortest way<text:tab/>through a DDRace-Map or Race-Map and show it to you (white circles).</text:p>
      <text:p text:style-name="P4"/>
      <text:p text:style-name="P4"><text:tab/>Also, on death, you will see a message how far you have come (percentage).</text:p>
      <text:p text:style-name="P4"/>
      <text:p text:style-name="P4"><text:tab/>Disable : Settings-&gt;Haxx</text:p>
      <text:p text:style-name="P4"/>
      <text:p text:style-name="P4"><text:tab/>Note :</text:p>
      <text:p text:style-name="P4"><text:tab/><text:tab/>The algorithm can't use teleporters etc. so it can sometimes happen that the found<text:tab/><text:tab/>way is not usable in reality :).</text:p>
      <text:p text:style-name="P4"/>
      <text:p text:style-name="P4"/>
      <text:p text:style-name="P4"/>
      <text:p text:style-name="P4"/>
      <text:p text:style-name="P4">For other settings stuff just look through the settings at all pages.</text:p>
      <text:p text:style-name="P4"/>
      <text:p text:style-name="P4">We hope you're familiar with DDNet, because we use this client as our base.</text:p>
      <text:p text:style-name="P4"/>
      <text:p text:style-name="P4"/>
      <text:p text:style-name="P4"/>
      <text:p text:style-name="P4">King regards,</text:p>
      <text:p text:style-name="P4"><text:tab/>Staff.</text:p>
      <text:p text:style-name="P4"/>
      <text:p text:style-name="P4"><text:line-break/>Version 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22S</meta:editing-duration>
    <meta:editing-cycles>18</meta:editing-cycles>
    <meta:generator>OpenOffice/4.1.1$Win32 OpenOffice.org_project/411m6$Build-9775</meta:generator>
    <dc:date>2016-03-12T02:22:20.58</dc:date>
    <meta:document-statistic meta:table-count="0" meta:image-count="0" meta:object-count="0" meta:page-count="3" meta:paragraph-count="57" meta:word-count="643" meta:character-count="3834"/>
    <meta:user-defined meta:name="Info 1"/>
    <meta:user-defined meta:name="Info 2"/>
    <meta:user-defined meta:name="Info 3"/>
    <meta:user-defined meta:name="Info 4"/>
  </office:meta>
</office:document-meta>
</file>